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833" officeooo:paragraph-rsid="00036833"/>
    </style:style>
    <style:style style:name="P2" style:family="paragraph" style:parent-style-name="Standard">
      <style:text-properties officeooo:rsid="00036833" officeooo:paragraph-rsid="0004ab23"/>
    </style:style>
    <style:style style:name="P3" style:family="paragraph" style:parent-style-name="Standard">
      <style:text-properties style:text-underline-style="none" officeooo:rsid="00036833" officeooo:paragraph-rsid="00036833" fo:background-color="#ffcc00"/>
    </style:style>
    <style:style style:name="P4" style:family="paragraph" style:parent-style-name="Standard">
      <style:text-properties officeooo:rsid="00036833" officeooo:paragraph-rsid="00036833" fo:background-color="#ffcc00"/>
    </style:style>
    <style:style style:name="P5" style:family="paragraph" style:parent-style-name="Standard">
      <style:text-properties officeooo:rsid="00036833" officeooo:paragraph-rsid="0004ab23" fo:background-color="#ffcc00"/>
    </style:style>
    <style:style style:name="P6" style:family="paragraph" style:parent-style-name="Standard">
      <style:text-properties officeooo:rsid="00036833" officeooo:paragraph-rsid="00036833" fo:background-color="#99ff66"/>
    </style:style>
    <style:style style:name="P7" style:family="paragraph" style:parent-style-name="Standard">
      <style:text-properties officeooo:rsid="00036833" officeooo:paragraph-rsid="0004ab23" fo:background-color="#99ff66"/>
    </style:style>
    <style:style style:name="P8" style:family="paragraph" style:parent-style-name="Standard">
      <style:text-properties officeooo:rsid="00036833" officeooo:paragraph-rsid="00057f6e" fo:background-color="#99ff66"/>
    </style:style>
    <style:style style:name="P9" style:family="paragraph" style:parent-style-name="Standard">
      <style:text-properties officeooo:rsid="00036833" officeooo:paragraph-rsid="0006f7b9" fo:background-color="#99ff66"/>
    </style:style>
    <style:style style:name="P10" style:family="paragraph" style:parent-style-name="Standard">
      <style:text-properties officeooo:rsid="00036833" officeooo:paragraph-rsid="00036833" fo:background-color="#00ccff"/>
    </style:style>
    <style:style style:name="T1" style:family="text">
      <style:text-properties officeooo:rsid="0004ab23"/>
    </style:style>
    <style:style style:name="T2" style:family="text">
      <style:text-properties fo:background-color="#99ff66" loext:char-shading-value="0"/>
    </style:style>
    <style:style style:name="T3" style:family="text">
      <style:text-properties officeooo:rsid="0006f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:</text:p>
      <text:p text:style-name="P1">• ’h’ print help or summary of available options</text:p>
      <text:p text:style-name="P3">Usage: java -jar FROMP.jar ’input filepath’ ’output filepath’ h</text:p>
      <text:p text:style-name="P6">Usage: java -jar FROMP.jar h</text:p>
      <text:p text:style-name="P1">• ’p’ for all pathway pictures of all samples (e.g if there are 5 samples and 150 pathways, it will</text:p>
      <text:p text:style-name="P1">generate 150x5 png images).</text:p>
      <text:p text:style-name="P1">Note:</text:p>
      <text:p text:style-name="P1">If the project contains a large amount of samples, exporting all the pathway pictures</text:p>
      <text:p text:style-name="P1">at once may cause a “java.lang.OutOfMemoryError: Java heap space” error. The error can be</text:p>
      <text:p text:style-name="P1">attempted to be solved by adding -Xmx option to -Xmx512m (or greater depending upon the</text:p>
      <text:p text:style-name="P1">RAM capacity of your machine) infront of the -jar section of the run code. If this does not solve</text:p>
      <text:p text:style-name="P1">the problem it is best to export the project and load it using the GUI Fromp in order to export</text:p>
      <text:p text:style-name="P1">the wanted pictures.</text:p>
      <text:p text:style-name="P4">Usage: java -jar FROMP.jar ’input filepath’ ’output filepath’ p</text:p>
      <text:p text:style-name="P6">Usage: java -jar FROMP.jar p</text:p>
      <text:p text:style-name="P1"/>
      <text:p text:style-name="P1">• ’s’ for the pathway-score-matrix</text:p>
      <text:p text:style-name="P1">Usage: java -jar FROMP.jar ’input filepath’ ’output filepath’ s</text:p>
      <text:p text:style-name="P7">Usage: java -jar FROMP.jar ’input filepath’ ’<text:span text:style-name="T1">def</text:span>’ s</text:p>
      <text:p text:style-name="P1"/>
      <text:p text:style-name="P1">• ’m’ for the pathway-activity-matrix</text:p>
      <text:p text:style-name="P1">Usage: java -jar FROMP.jar ’input filepath’ ’output filepath’ m</text:p>
      <text:p text:style-name="P7">Usage: java -jar FROMP.jar ’input filepath’ ’<text:span text:style-name="T1">def</text:span>’ m</text:p>
      <text:p text:style-name="P1"/>
      <text:p text:style-name="P1">• ’e’ for the EC-activity-matrix</text:p>
      <text:p text:style-name="P1">Usage: java -jar FROMP.jar ’input filepath’ ’output filepath’ e</text:p>
      <text:p text:style-name="P7">Usage: java -jar FROMP.jar ’input filepath’ ’<text:span text:style-name="T1">def</text:span>’ e</text:p>
      <text:p text:style-name="P7"/>
      <text:p text:style-name="P1">• ’f’ to export the project as a .frp file</text:p>
      <text:p text:style-name="P1">Usage: java -jar FROMP.jar ’input filepath’ ’output filepath’ f</text:p>
      <text:p text:style-name="P7">Usage: java -jar FROMP.jar ’input filepath’ ’<text:span text:style-name="T1">def</text:span>’ f</text:p>
      <text:p text:style-name="P7"/>
      <text:p text:style-name="P1">• ’a’ for all of the above simultaneously</text:p>
      <text:p text:style-name="P1">Usage: java -jar FROMP.jar ’input filepath’ ’output filepath’ a</text:p>
      <text:p text:style-name="P7">Usage: java -jar FROMP.jar ’input filepath’ ’<text:span text:style-name="T1">def</text:span>’ a</text:p>
      <text:p text:style-name="P7"/>
      <text:p text:style-name="P1">• ’am’ for the pathway-score-matrix, pathway-activity-matrix, and EC-activity-matrix</text:p>
      <text:p text:style-name="P1">Usage: java -jar FROMP.jar ’input filepath’ ’output filepath’ am</text:p>
      <text:p text:style-name="P7">Usage: java -jar FROMP.jar ’input filepath’ ’<text:span text:style-name="T1">def</text:span>’ am</text:p>
      <text:p text:style-name="P7"/>
      <text:p text:style-name="P1">• ’op’ for the png images of all KEGG pathways for the overall sample (i.e all samples together,</text:p>
      <text:p text:style-name="P1">concatenated into one. These are the multiple comparison pictures)</text:p>
      <text:p text:style-name="P1">Usage: java -jar FROMP.jar ’input filepath’ ’output filepath’ op</text:p>
      <text:p text:style-name="P7">Usage: java -jar FROMP.jar ’input filepath’ ’<text:span text:style-name="T1">def</text:span>’ op</text:p>
      <text:p text:style-name="P7"/>
      <text:p text:style-name="P1">• ’up’ to only print out user designed Pathways (only works with a project-file or a .lst-file)</text:p>
      <text:p text:style-name="P1">Usage: java -jar FROMP.jar ’input filepath’ ’output filepath’ up</text:p>
      <text:p text:style-name="P7">Usage: java -jar FROMP.jar ’input filepath’ ’<text:span text:style-name="T1">def</text:span>’ up</text:p>
      <text:p text:style-name="P1"/>
      <text:p text:style-name="P1"><text:soft-page-break/>• ’ec’ to export sequence IDs for a set of ECs. For this option, rather than including an output file</text:p>
      <text:p text:style-name="P1">path, you include the path to a file which contains a list of EC numbers.</text:p>
      <text:p text:style-name="P4">Usage: java -jar FROMP.jar ’input filepath’ ’ec list filepath’ ec </text:p>
      <text:p text:style-name="P5">Usage: java -jar FROMP.jar ’input filepath’ ’output filepath’ ec ’ec number’</text:p>
      <text:p text:style-name="P6">Usage: java -jar FROMP.jar ’input filepath’ ’output filepath’ ec ’ec list filepath’ <text:s/>’ec number’</text:p>
      <text:p text:style-name="P7">Usage: java -jar FROMP.jar ’input filepath’ ’<text:span text:style-name="T1">def</text:span>’ ec ’ec list filepath’ <text:s/>’ec number’</text:p>
      <text:p text:style-name="P7"/>
      <text:p text:style-name="P1">• ’seq’ to export sequences for a set of ECs into a file per sample. For this option you can either</text:p>
      <text:p text:style-name="P1">include the path to a file which contains a list of EC numbers in place of the output path, or</text:p>
      <text:p text:style-name="P1">simply include the input path ’seq’ and the ECs you are interested in.</text:p>
      <text:p text:style-name="P1">Note: The input file must be a project file that already has a the sequence files add or else this</text:p>
      <text:p text:style-name="P1">command will not work.</text:p>
      <text:p text:style-name="P4">Usage: java -jar FROMP.jar ’input filepath’ ’ec list filepath’ seq</text:p>
      <text:p text:style-name="P4">Usage: java -jar FROMP.jar ’input filepath’ ’output filepath’ seq ’ec number’</text:p>
      <text:p text:style-name="P6">Usage: java -jar FROMP.jar ’input filepath’ ’output filepath’ seq ’ec list filepath’ <text:s/>’ec number’</text:p>
      <text:p text:style-name="P7">Usage: java -jar FROMP.jar ’input filepath’ ’<text:span text:style-name="T1">def</text:span>’ seq ’ec list filepath’ <text:s/>’ec number’</text:p>
      <text:p text:style-name="P1"/>
      <text:p text:style-name="P1">• ’seqall’ to export sequences for a sdet of ECs into a file per EC number. For this option you can</text:p>
      <text:p text:style-name="P1">either include the path to a file which contains a list of EC numbers in place of the output path,</text:p>
      <text:p text:style-name="P1">or simply include the input path ’seqall’ and the ECs you are interested in.</text:p>
      <text:p text:style-name="P1">Note: The input file must be a project file that already has a the sequence files add or else this</text:p>
      <text:p text:style-name="P1">command will not work.</text:p>
      <text:p text:style-name="P4">Usage: java -jar FROMP.jar ’input filepath’ ’ec list filepath’ seqall</text:p>
      <text:p text:style-name="P4">Usage: java -jar FROMP.jar ’input filepath’ ’output filepath’ seqall ’ec number’</text:p>
      <text:p text:style-name="P7">Usage: java -jar FROMP.jar ’input filepath’ ’output filepath’ seq<text:span text:style-name="T1">all</text:span> ’ec list filepath’ <text:s/>’ec number’</text:p>
      <text:p text:style-name="P7">Usage: java -jar FROMP.jar ’input filepath’ ’<text:span text:style-name="T1">def</text:span>’ seq<text:span text:style-name="T1">all</text:span> ’ec list filepath’ <text:s/>’ec number’</text:p>
      <text:p text:style-name="P7"/>
      <text:p text:style-name="P1">• ’eclist’ to export all ec numbers from the ec matrix</text:p>
      <text:p text:style-name="P1">Usage: java -jar FROMP.jar ’input filepath’ ’output filepath’ eclist</text:p>
      <text:p text:style-name="P7">Usage: java -jar FROMP.jar ’input filepath’ ’<text:span text:style-name="T1">def</text:span>’ eclist</text:p>
      <text:p text:style-name="P4">Usage: java -jar FROMP.jar ’input filepath’ ’output filepath’ eclist ’number of ec’s’</text:p>
      <text:p text:style-name="P7">Usage: java -jar FROMP.jar ’input filepath’ ’output filepath’ eclist <text:s/>’number of ec’s’</text:p>
      <text:p text:style-name="P7">Usage: java -jar FROMP.jar ’input filepath’ ’<text:span text:style-name="T1">def</text:span>’ eclist <text:s/>’number of ec’s’</text:p>
      <text:p text:style-name="P2"/>
      <text:p text:style-name="P1">• ’pvalue’ to export all ec numbers from the ec matrix that have been sorted according to lowest</text:p>
      <text:p text:style-name="P1">hypergeometric distribution pvalue</text:p>
      <text:p text:style-name="P1">Usage: java -jar FROMP.jar ’input filepath’ ’output filepath’ pvalue</text:p>
      <text:p text:style-name="P8">Usage: java -jar FROMP.jar ’input filepath’ ’<text:span text:style-name="T1">def</text:span>’ pvalue</text:p>
      <text:p text:style-name="P4">Usage: java -jar FROMP.jar ’input filepath’ ’output filepath’ pvalue ’ number of ec’s’</text:p>
      <text:p text:style-name="P8">Usage: java -jar FROMP.jar ’input filepath’ ’output filepath’ pvalue ’number of ec’s’</text:p>
      <text:p text:style-name="P8">Usage: java -jar FROMP.jar ’input filepath’ ’<text:span text:style-name="T1">def</text:span>’ pvalue ’number of ec’s’</text:p>
      <text:p text:style-name="P8"/>
      <text:p text:style-name="P1">38CHAPTER 4. USING FROMP</text:p>
      <text:p text:style-name="P1">• ’lca’ to find the lowest common ancestor for a given sequence file (or list of sequence file paths).</text:p>
      <text:p text:style-name="P1">Once the lowest common ancestor is determined the results are exported as both an excel file and</text:p>
      <text:p text:style-name="P1">a pie chart.</text:p>
      <text:p text:style-name="P1">Note: The input file must be a project file that already has a the sequence files add or else this</text:p>
      <text:p text:style-name="P1">command will not work.</text:p>
      <text:p text:style-name="P10">Usage: java -jar FROMP.jar ’input filepath’ ’sequence filepath’ lca</text:p>
      <text:p text:style-name="P10"><text:soft-page-break/>Usage: java -jar FROMP.jar ’input filepath’ ’sequence list filepath’ lca</text:p>
      <text:p text:style-name="P4">Usage: java -jar FROMP.jar ’input filepath’ ’ec list filepath’ lca</text:p>
      <text:p text:style-name="P9">Usage: java -jar FROMP.jar ’input filepath’ ’<text:span text:style-name="T3">output </text:span>filepath’ lca</text:p>
      <text:p text:style-name="P9">Usage: java -jar FROMP.jar ’input filepath’ ’<text:span text:style-name="T3">def</text:span>’ lca</text:p>
      <text:p text:style-name="P4">Usage: java -jar FROMP.jar ’input filepath’ ’outptu filepath’ lca ’ec number’</text:p>
      <text:p text:style-name="P9">Usage: java -jar FROMP.jar ’input filepath’ ’outptu filepath’ lca ’ec list filepath’ ’ec number’</text:p>
      <text:p text:style-name="P9">Usage: java -jar FROMP.jar ’input filepath’ ’<text:span text:style-name="T3">def</text:span>’ lca ’ec list filepath’ ’ec number’</text:p>
      <text:p text:style-name="P1"/>
      <text:p text:style-name="P4">Sequence IDs: In cmdFROMP you are able to export sequence IDs of a particular set of ECs</text:p>
      <text:p text:style-name="P4">without including a file containing said list. To do so, simply add the EC numbers (ie. 1.1.1.1) you are</text:p>
      <text:p text:style-name="P4">looking for, either at the end of your command, or accompanied by an input file path if you have no</text:p>
      <text:p text:style-name="P4">need to preform a command along with it and text files contain the sequence IDs for the ECs in each of</text:p>
      <text:p text:style-name="P4">the samples will be generated. If a particular sample doesn’t contain the EC in question, no files will</text:p>
      <text:p text:style-name="P4">be generated</text:p>
      <text:p text:style-name="P1">Examples:</text:p>
      <text:p text:style-name="P1">• Calculate</text:p>
      <text:p text:style-name="P1">the Pathway completeness score matrix for all samples and store it in a file called out</text:p>
      <text:p text:style-name="P1">java -jar FROMP.jar c:\Users\nukota\test.lst c:\Users\nukota\out s</text:p>
      <text:p text:style-name="P1">• Print the help - description of all available options</text:p>
      <text:p text:style-name="P1">java -jar FROMP.jar h</text:p>
      <text:p text:style-name="P1">• Print out pngs of meta-omic sequences recuited onto just the custom designed Pathways (only</text:p>
      <text:p text:style-name="P1">works with a project-file or a .lst-file)</text:p>
      <text:p text:style-name="P1">java -jar FROMP.jar c:\Users\nukota\test.lst c:\Users\nukota\out up</text:p>
      <text:p text:style-name="P1">• Build the EC activity matrix and export all sequence IDs for the EC 1.1.1.1 in all samples to the</text:p>
      <text:p text:style-name="P1">folder RepSeqIDs in the FROMP directory</text:p>
      <text:p text:style-name="P1">java -jar FROMP.jar c:\Users\nukota\test.lst c:\Users\nukota\out ec 1.1.1.1</text:p>
      <text:p text:style-name="P1">39CHAPTER 4. USING FROMP</text:p>
      <text:p text:style-name="P1">40</text:p>
      <text:p text:style-name="P1">• Export all sequence IDs for the ECs listed in the file eclist.txt</text:p>
      <text:p text:style-name="P1">java -jar FROMP.jar c:\Users\nukota\test.lst eclist.txt ec</text:p>
      <text:p text:style-name="P1">• Export all sequence IDs for the ECs 1.1.1.1 and 4.1.1.39</text:p>
      <text:p text:style-name="P1">java -jar FROMP.jar c:\Users\nukota\test.lst 1.1.1.1 4.1.1.39</text:p>
      <text:p text:style-name="P1">• Export all sequences for the EC 2.7.7.6 into their own sample files</text:p>
      <text:p text:style-name="P1">java -jar FROMP.jar c:\Users\nukota\test-sulfidic.frp seq 1.1.1.1 4.1.1.39</text:p>
      <text:p text:style-name="P1">• Export all sequences for the EC’s within the EC list file into one EC sequence file</text:p>
      <text:p text:style-name="P1">java -jar FROMP.jar /home/guest/Jennifer/JenTest.frp</text:p>
      <text:p text:style-name="P1">/home/guest/Jennifer/FrompSourceNew/SequenceList.txt seqall</text:p>
      <text:p text:style-name="P1">• Export a list of EC numbers from the EC matrix</text:p>
      <text:p text:style-name="P1">java -jar FROMP.jar /home/guest/Jennifer/JenTest.frp /home/guest/Jennifer/out eclist</text:p>
      <text:p text:style-name="P1">• Export a list of 5 EC numbers from the EC matrix that have been sorted by P-Value</text:p>
      <text:p text:style-name="P1">java -jar FROMP.jar /home/guest/Jennifer/JenTest.frp /home/guest/Jennifer/out pvalue 5</text:p>
      <text:p text:style-name="P1">• Find the Lowest Common Ancestor of a given list of Sequences</text:p>
      <text:p text:style-name="P1">java - jar FROMP.jar /home/guest/Jennifer/JenTest.frp</text:p>
      <text:p text:style-name="P1">/home/guest/Jennifer/FrompSourceNew/SequenceList.txt lca</text:p>
      <text:p text:style-name="P1">• Find the Lowest Common Ancestor of a given Sequence file</text:p>
      <text:p text:style-name="P1">java -jar FROMP.jar /home/guest/Jennifer/JenTest.frp</text:p>
      <text:p text:style-name="P1">/home/guest/Jennifer/FrompSourceNew/Sequences/1.1.1.1-Sequences.txt lca</text:p>
      <text:p text:style-name="P1">• Find the Lowest Common Ancestor of an EC number batch file</text:p>
      <text:p text:style-name="P1"><text:soft-page-break/>java -jar FROMP.jar /home/guest/Jennifer/JenTest.frp</text:p>
      <text:p text:style-name="P1">/home/guest/Jennifer/out/NA-SA_test-eclist.txt lca</text:p>
      <text:p text:style-name="P1">• Find the Lowest Common Ancestor of the EC numbers 1.1.1.1 and 2.2.2.7</text:p>
      <text:p text:style-name="P1">java -jar FROMP.jar /home/guest/Jennifer/JenTest.frp</text:p>
      <text:p text:style-name="P1">/home/guest/Jennifer/out lca 1.1.1.1 2.2.2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08:33:25.532728838</meta:creation-date>
    <dc:date>2016-02-08T09:24:29.648634574</dc:date>
    <meta:editing-duration>PT20M4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36" meta:word-count="1393" meta:character-count="8979" meta:non-whitespace-character-count="7574"/>
  </office:meta>
</office:document-meta>
</file>